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02F0000002D5417AEB9.png"/>
  <manifest:file-entry manifest:media-type="image/png" manifest:full-path="Pictures/1000000000000032000000325EBF475A.png"/>
  <manifest:file-entry manifest:media-type="image/png" manifest:full-path="Pictures/10000000000000300000002E2DFF8C78.png"/>
  <manifest:file-entry manifest:media-type="image/png" manifest:full-path="Pictures/10000000000000310000002D878D08BC.png"/>
  <manifest:file-entry manifest:media-type="image/png" manifest:full-path="Pictures/100000000000002E0000002E4CFD217B.png"/>
  <manifest:file-entry manifest:media-type="image/png" manifest:full-path="Pictures/100000000000002D0000002D6782083F.png"/>
  <manifest:file-entry manifest:media-type="image/png" manifest:full-path="Pictures/100000000000002F0000002DA1E2E2C7.png"/>
  <manifest:file-entry manifest:media-type="image/png" manifest:full-path="Pictures/10000000000000320000002F7D28A4CF.png"/>
  <manifest:file-entry manifest:media-type="image/png" manifest:full-path="Pictures/100000000000002D0000002D4B44EEFC.png"/>
  <manifest:file-entry manifest:media-type="image/png" manifest:full-path="Pictures/100000000000001A00000018CE3C0B06.png"/>
  <manifest:file-entry manifest:media-type="image/png" manifest:full-path="Pictures/100000000000003200000033F310C045.png"/>
  <manifest:file-entry manifest:media-type="image/png" manifest:full-path="Pictures/1000000000000032000000330E65B592.png"/>
  <manifest:file-entry manifest:media-type="image/png" manifest:full-path="Pictures/10000000000000300000002D186124CD.png"/>
  <manifest:file-entry manifest:media-type="image/png" manifest:full-path="Pictures/10000000000000190000001A9EA3D800.png"/>
  <manifest:file-entry manifest:media-type="image/png" manifest:full-path="Pictures/100000000000002E0000002CE0890D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97cm"/>
    </style:style>
    <style:style style:name="gr4" style:family="graphic" style:parent-style-name="standard">
      <style:graphic-properties draw:stroke="none" draw:fill="none" fo:min-height="16.3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ggetto_20_senza_20_riempimento_20_e_20_linea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14.739cm"/>
    </style:style>
    <style:style style:name="gr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outline1">
      <style:graphic-properties draw:auto-grow-height="true" fo:min-height="17.143cm"/>
    </style:style>
    <style:style style:name="pr4" style:family="presentation" style:parent-style-name="Predefinito-outline1">
      <style:graphic-properties draw:auto-grow-height="true" fo:min-height="16.027cm"/>
    </style:style>
    <style:style style:name="pr5" style:family="presentation" style:parent-style-name="Predefinito-outline1">
      <style:graphic-properties draw:auto-grow-height="true" fo:min-height="20.36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  <style:text-properties fo:color="#ffffff"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scale="141%"/>
    </style:style>
    <style:style style:name="P8" style:family="paragraph">
      <style:paragraph-properties fo:margin-top="0cm" fo:margin-bottom="1.2cm"/>
    </style:style>
    <style:style style:name="T1" style:family="text">
      <style:text-properties style:use-window-font-color="true"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0000cc" fo:font-size="22pt" style:font-size-asian="22pt" style:font-size-complex="22pt"/>
    </style:style>
    <style:style style:name="T4" style:family="text">
      <style:text-properties fo:color="#ff3333" fo:font-size="22pt" style:font-size-asian="22pt" style:font-size-complex="22pt"/>
    </style:style>
    <style:style style:name="T5" style:family="text">
      <style:text-properties style:use-window-font-color="true" fo:font-size="14pt" style:text-underline-style="none" style:font-size-asian="14pt" style:font-size-complex="14pt"/>
    </style:style>
    <style:style style:name="T6" style:family="text"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use-window-font-color="true" fo:font-size="14pt" style:font-size-asian="14pt" style:font-size-complex="14pt"/>
    </style:style>
    <style:style style:name="T8" style:family="text">
      <style:text-properties style:use-window-font-color="true" style:text-position="super 58%" fo:font-family="Arial" style:font-style-name="Normale" style:font-family-generic="swiss" fo:font-size="14pt" style:font-family-asian="Arial" style:font-style-name-asian="Normale" style:font-family-generic-asian="swiss" style:font-size-asian="14pt" style:font-family-complex="Arial" style:font-style-name-complex="Normale" style:font-family-generic-complex="swiss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3333"/>
    </style:style>
    <style:style style:name="T1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Il Gradient Descent (2)</text:p>
          </draw:text-box>
        </draw:frame>
        <draw:frame draw:style-name="gr1" draw:text-style-name="P2" draw:layer="layout" svg:width="19.188cm" svg:height="9.4cm" svg:x="3cm" svg:y="5.2cm">
          <draw:text-box>
            <text:p text:style-name="P1"><text:span text:style-name="T1">OBJECTIVE:</text:span></text:p>
            <text:p text:style-name="P1"><text:span text:style-name="T1"/></text:p>
            <text:p text:style-name="P1"><text:span text:style-name="T1">- Produce an ideal input that maximizes a class</text:span></text:p>
            <text:p text:style-name="P1"><text:span text:style-name="T1"/></text:p>
            <text:p text:style-name="P1"><text:span text:style-name="T1">STARTING POINT:</text:span></text:p>
            <text:p text:style-name="P1"><text:span text:style-name="T1"/></text:p>
            <text:p text:style-name="P1"><text:span text:style-name="T1">- code of F.Chollet (20 lines of Python)</text:span></text:p>
            <text:p text:style-name="P1"><text:span text:style-name="T2">- Illustrate its usefulness in robot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Initial Results</text:p>
          </draw:text-box>
        </draw:frame>
        <draw:frame draw:style-name="gr1" draw:text-style-name="P5" draw:layer="layout" svg:width="19.188cm" svg:height="9.4cm" svg:x="3cm" svg:y="5.2cm">
          <draw:text-box>
            <text:p text:style-name="P4"><text:span text:style-name="T1">Fine, but not very good:</text:span></text:p>
            <text:p text:style-name="P4"><text:span text:style-name="T1"/></text:p>
            <text:p text:style-name="P4"><text:span text:style-name="T1">- Sometimes, the Gradient Descent does not produce any image</text:span></text:p>
            <text:p text:style-name="P4"><text:span text:style-name="T1"/></text:p>
            <text:p text:style-name="P4"><text:span text:style-name="T1">- It does not seem to find very good solutions</text:span></text:p>
            <text:p text:style-name="P4"><text:span text:style-name="T1"/></text:p>
            <text:p text:style-name="P4"><text:span text:style-name="T1"/></text:p>
            <text:p text:style-name="P4"><text:span text:style-name="T2">- Illustrate its usefulness in robot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First Modification </text:p>
          </draw:text-box>
        </draw:frame>
        <draw:frame draw:style-name="gr3" draw:text-style-name="P2" draw:layer="layout" svg:width="19.188cm" svg:height="12.347cm" svg:x="3cm" svg:y="5.2cm">
          <draw:text-box>
            <text:p text:style-name="P1"><text:span text:style-name="T1">SUBMARINE EFFECT:</text:span></text:p>
            <text:p text:style-name="P1"><text:span text:style-name="T1"/></text:p>
            <text:p text:style-name="P1"><text:span text:style-name="T1">Sometimes, the Gradient Descent does not start</text:span></text:p>
            <text:p text:style-name="P1"><text:span text:style-name="T1"/></text:p>
            <text:p text:style-name="P1"><text:span text:style-name="T1">Example:</text:span></text:p>
            <text:p text:style-name="P1"><text:span text:style-name="T1"/></text:p>
            <text:p><text:span text:style-name="T1">1 <text:s/>0 <text:s/>0</text:span><text:span text:style-name="T1"><text:tab/></text:span><text:span text:style-name="T1"> <text:s/></text:span><text:span text:style-name="T1"><text:tab/></text:span><text:span text:style-name="T3">-1</text:span><text:span text:style-name="T1"> <text:s/>0 <text:s/>0</text:span></text:p>
            <text:p><text:span text:style-name="T1">0 <text:s/>1 <text:s/>0 <text:s text:c="3"/>x</text:span><text:span text:style-name="T1"><text:tab/></text:span><text:span text:style-name="T1"> 0 </text:span><text:span text:style-name="T3">-1</text:span><text:span text:style-name="T1"> <text:s/>0</text:span><text:span text:style-name="T1"><text:tab/></text:span><text:span text:style-name="T1"><text:tab/></text:span><text:span text:style-name="T1">= </text:span><text:span text:style-name="T3">-1</text:span><text:span text:style-name="T1"> </text:span><text:span text:style-name="T1"><text:tab/></text:span><text:span text:style-name="T1">relu --&gt; </text:span><text:span text:style-name="T4">0</text:span></text:p>
            <text:p><text:span text:style-name="T1">0 <text:s/>0 <text:s/>1 <text:s text:c="3"/></text:span><text:span text:style-name="T1"><text:tab/></text:span><text:span text:style-name="T1"> 0 <text:s/>0 <text:s/></text:span><text:span text:style-name="T4">1</text:span></text:p>
            <text:p><text:span text:style-name="T1"><text:s/></text:span><text:span text:style-name="T1">input</text:span><text:span text:style-name="T1"><text:tab/></text:span><text:span text:style-name="T1"><text:tab/></text:span><text:span text:style-name="T1"> <text:s/>conv</text:span><text:span text:style-name="T1"><text:tab/></text:span></text:p>
            <text:p text:style-name="P1"><text:span text:style-name="T1"/></text:p>
            <text:p text:style-name="P1"><text:span text:style-name="T1">- solution: during the first iterations, do not consider negative entries in the convolutions</text:span></text:p>
            <text:p text:style-name="P1"><text:span text:style-name="T2">- Illustrate its usefulness in robot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Second Modification </text:p>
          </draw:text-box>
        </draw:frame>
        <draw:frame draw:style-name="gr4" draw:text-style-name="P5" draw:layer="layout" svg:width="21cm" svg:height="16.624cm" svg:x="3cm" svg:y="5.2cm">
          <draw:text-box>
            <text:p text:style-name="P1"><text:span text:style-name="T1">The Gradient Descent is satisfied with an average solution. </text:span></text:p>
            <text:p text:style-name="P1"><text:span text:style-name="T1"/></text:p>
            <text:p text:style-name="P1"><text:span text:style-name="T1">Example:</text:span></text:p>
            <text:p text:style-name="P1"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1"><text:tab/></text:span><text:span text:style-name="T1"> </text:span><text:span text:style-name="T1">5 <text:s text:c="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4">0.999</text:span><text:span text:style-name="T1"> <text:s/></text:span></text:p>
            <text:p><text:span text:style-name="T1">CONV --&gt; M.P --&gt; DENSE <text:s text:c="7"/>--&gt; SMAX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4">0.001</text:span></text:p>
            <text:p><text:span text:style-name="T1"/></text:p>
            <text:p><text:span text:style-name="T1"/></text:p>
            <text:p><text:span text:style-name="T1">The </text:span><text:span text:style-name="T4">result</text:span><text:span text:style-name="T1"> depends on the difference between 5 and 1</text:span></text:p>
            <text:p><text:span text:style-name="T1">When 0.99... has 40 decimal numbers, it approximates to 1</text:span></text:p>
            <text:p><text:span text:style-name="T1">The Gradient Descent stops. </text:span></text:p>
            <text:p><text:span text:style-name="T1"/></text:p>
            <text:p><text:span text:style-name="T1">- solution: we maximize the difference between the outputs of the Dense Layer</text:span></text:p>
            <text:p><text:span text:style-name="T1"/></text:p>
            <text:p><text:span text:style-name="T5"><text:s/></text:span><text:span text:style-name="T6">Note:</text:span><text:span text:style-name="T7"> In the case of 3 classes with output 5, 2, 1, we maximize:</text:span></text:p>
            <text:p><text:span text:style-name="T7"/></text:p>
            <text:p><text:span text:style-name="T7"><text:s/></text:span><text:span text:style-name="T7">y = 5 – 1 – ln (e</text:span><text:span text:style-name="T8">2-1</text:span><text:span text:style-name="T9">+1) </text:span></text:p>
            <text:p text:style-name="P1"><text:span text:style-name="T2"/></text:p>
          </draw:text-box>
        </draw:frame>
        <draw:line draw:style-name="gr5" draw:text-style-name="P6" draw:layer="layout" svg:x1="12.4cm" svg:y1="10.2cm" svg:x2="13.4cm" svg:y2="9.4cm">
          <text:p/>
        </draw:line>
        <draw:line draw:style-name="gr5" draw:text-style-name="P6" draw:layer="layout" svg:x1="12.4cm" svg:y1="10.2cm" svg:x2="13.4cm" svg:y2="11.199cm">
          <text:p/>
        </draw:line>
        <draw:frame draw:style-name="gr6" draw:text-style-name="P7" draw:layer="layout" svg:width="2.4cm" svg:height="2.05cm" svg:x="17.9cm" svg:y="8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2.4cm" svg:height="2.05cm" svg:x="18.1cm" svg:y="10.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Third Modification </text:p>
          </draw:text-box>
        </draw:frame>
        <draw:frame draw:style-name="gr7" draw:text-style-name="P5" draw:layer="layout" svg:width="19.188cm" svg:height="14.989cm" svg:x="3cm" svg:y="5.2cm">
          <draw:text-box>
            <text:p text:style-name="P1"><text:span text:style-name="T1">The image produced by the Gradient Descent is often 'noisy': the pixels approximate their ideal values at different speeds.</text:span></text:p>
            <text:p text:style-name="P1"><text:span text:style-name="T1"/></text:p>
            <text:p text:style-name="P1"><text:span text:style-name="T1">Example:</text:span></text:p>
            <text:p><text:span text:style-name="T1"/></text:p>
            <text:p><text:span text:style-name="T1">1 <text:s/>1 <text:s/></text:span><text:span text:style-name="T4">2</text:span><text:span text:style-name="T1"> <text:s/>1 <text:s/>1 <text:s/></text:span><text:span text:style-name="T10">0</text:span><text:span text:style-name="T1"> </text:span><text:span text:style-name="T1"><text:tab/></text:span><text:span text:style-name="T1"><text:tab/></text:span></text:p>
            <text:p><text:span text:style-name="T1">1 <text:s/>1 <text:s/></text:span><text:span text:style-name="T4">2</text:span><text:span text:style-name="T1"> <text:s/>1 <text:s/>1 <text:s/></text:span><text:span text:style-name="T10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11">0</text:span><text:span text:style-name="T1"> <text:s/>0 <text:s/></text:span><text:span text:style-name="T11">0</text:span><text:span text:style-name="T1"> <text:s/>0</text:span></text:p>
            <text:p><text:span text:style-name="T4">2</text:span><text:span text:style-name="T1"> <text:s/></text:span><text:span text:style-name="T4">2</text:span><text:span text:style-name="T1"> <text:s/></text:span><text:span text:style-name="T4">4</text:span><text:span text:style-name="T1"> <text:s/></text:span><text:span text:style-name="T4">2</text:span><text:span text:style-name="T1"> <text:s/></text:span><text:span text:style-name="T4">2</text:span><text:span text:style-name="T1"> <text:s/></text:span><text:span text:style-name="T10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1">0 <text:s/>0 <text:s/>0</text:span><text:span text:style-name="T1"><text:tab/></text:span><text:span text:style-name="T1">0</text:span><text:span text:style-name="T1"><text:tab/></text:span><text:span text:style-name="T1">0 <text:s/>0 </text:span></text:p>
            <text:p><text:span text:style-name="T1">1 <text:s/>1 <text:s/></text:span><text:span text:style-name="T4">2</text:span><text:span text:style-name="T1"> <text:s/>1 <text:s/>1 <text:s/></text:span><text:span text:style-name="T10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11">0</text:span><text:span text:style-name="T1"> <text:s/>0 <text:s/></text:span><text:span text:style-name="T11">0</text:span><text:span text:style-name="T1"> <text:s/>0</text:span><text:span text:style-name="T1"><text:tab/></text:span><text:span text:style-name="T1">0 <text:s/>0</text:span></text:p>
            <text:p><text:span text:style-name="T1">1 <text:s/>1 <text:s/></text:span><text:span text:style-name="T4">2</text:span><text:span text:style-name="T1"> <text:s/>1 <text:s/>1 <text:s/></text:span><text:span text:style-name="T10">0</text:span><text:span text:style-name="T1"><text:tab/></text:span><text:span text:style-name="T1"><text:tab/></text:span><text:span text:style-name="T1"> <text:s text:c="6"/></text:span><text:span text:style-name="T1"><text:tab/></text:span><text:span text:style-name="T1"><text:tab/></text:span><text:span text:style-name="T1">0 <text:s/>0 <text:s/>0 <text:s/>0</text:span></text:p>
            <text:p><text:span text:style-name="T10">0 <text:s/>0 <text:s/>0 <text:s/>0 <text:s/>0 <text:s/>0</text:span></text:p>
            <text:p><text:span text:style-name="T10"><text:s text:c="5"/></text:span><text:span text:style-name="T10">input</text:span><text:span text:style-name="T10"><text:tab/></text:span><text:span text:style-name="T10"><text:tab/></text:span><text:span text:style-name="T10"> <text:s text:c="5"/>Conv</text:span><text:span text:style-name="T10"><text:tab/></text:span><text:span text:style-name="T10"> <text:s text:c="9"/>M.P.</text:span></text:p>
            <text:p text:style-name="P1"><text:span text:style-name="T1"/></text:p>
            <text:p text:style-name="P1"><text:span text:style-name="T1">- solution: we let more time for slow pixels to reach their ideal value</text:span></text:p>
            <text:p text:style-name="P1"><text:span text:style-name="T2">- Illustrate its usefulness in robot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</text:p>
          </draw:text-box>
        </draw:frame>
        <draw:frame presentation:style-name="pr3" draw:layer="layout" svg:width="25.198cm" svg:height="17.143cm" svg:x="2.402cm" svg:y="4.513cm" presentation:class="outline" presentation:user-transformed="true">
          <draw:text-box>
            <text:list text:style-name="L2">
              <text:list-header>
                <text:p>initial input: grey</text:p>
                <text:p>iterations: 20</text:p>
                <text:p>RPS<text:tab/><text:tab/><text:tab/><text:tab/><text:tab/><text:tab/><text:tab/><text:tab/><text:tab/></text:p>
              </text:list-header>
              <text:list-item>
                <text:p>Ideal Rock<text:tab/><text:tab/><text:tab/><text:tab/><text:tab/><text:tab/>score: <text:s/>0 --&gt; <text:span text:style-name="T12">370</text:span> <text:s/></text:p>
              </text:list-item>
              <text:list-item>
                <text:p>Ideal Paper<text:tab/><text:tab/><text:tab/><text:tab/><text:tab/><text:tab/>score: 90 --&gt; <text:span text:style-name="T12">595</text:span> </text:p>
              </text:list-item>
              <text:list-item>
                <text:p>Ideal Scissors <text:tab/><text:tab/><text:tab/><text:tab/><text:tab/>score: 23 --&gt; <text:span text:style-name="T12">267</text:span> <text:tab/><text:tab/></text:p>
                <text:p/>
                <text:p/>
                <text:p/>
                <text:p/>
              </text:list-item>
            </text:list>
          </draw:text-box>
        </draw:frame>
        <draw:frame draw:style-name="gr8" draw:text-style-name="P6" draw:layer="layout" svg:width="2.1cm" svg:height="2.1cm" svg:x="11.807cm" svg:y="8.727cm">
          <draw:image xlink:href="Pictures/1000000000000032000000330E65B592.png" xlink:type="simple" xlink:show="embed" xlink:actuate="onLoad">
            <text:p/>
          </draw:image>
        </draw:frame>
        <draw:frame draw:style-name="gr8" draw:text-style-name="P6" draw:layer="layout" svg:width="2.1cm" svg:height="2.1cm" svg:x="11.8cm" svg:y="11cm">
          <draw:image xlink:href="Pictures/1000000000000032000000325EBF475A.png" xlink:type="simple" xlink:show="embed" xlink:actuate="onLoad">
            <text:p/>
          </draw:image>
        </draw:frame>
        <draw:frame draw:style-name="gr8" draw:text-style-name="P6" draw:layer="layout" svg:width="2.1cm" svg:height="2.1cm" svg:x="11.82cm" svg:y="13.2cm">
          <draw:image xlink:href="Pictures/100000000000003200000033F310C0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2)</text:p>
          </draw:text-box>
        </draw:frame>
        <draw:frame presentation:style-name="pr4" draw:layer="layout" svg:width="25.198cm" svg:height="16.027cm" svg:x="2.402cm" svg:y="4.5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mo<text:tab/><text:tab/><text:tab/><text:tab/><text:tab/><text:tab/><text:tab/>score: 0 --&gt; <text:span text:style-name="T12">223</text:span><text:tab/><text:tab/><text:tab/><text:tab/> <text:s/></text:p>
              </text:list-item>
              <text:list-item>
                <text:p>Dory<text:tab/><text:tab/><text:tab/><text:tab/><text:tab/><text:tab/><text:tab/><text:tab/>score: 0 --&gt; <text:span text:style-name="T12">101</text:span><text:tab/><text:tab/><text:tab/><text:tab/></text:p>
                <text:p/>
              </text:list-item>
            </text:list>
          </draw:text-box>
        </draw:frame>
        <draw:frame draw:style-name="gr8" draw:text-style-name="P6" draw:layer="layout" svg:width="2.2cm" svg:height="2.126cm" svg:x="12cm" svg:y="5.774cm">
          <draw:image xlink:href="Pictures/100000000000001A00000018CE3C0B06.png" xlink:type="simple" xlink:show="embed" xlink:actuate="onLoad">
            <text:p/>
          </draw:image>
        </draw:frame>
        <draw:frame draw:style-name="gr8" draw:text-style-name="P6" draw:layer="layout" svg:width="2.2cm" svg:height="2.262cm" svg:x="12cm" svg:y="8.238cm">
          <draw:image xlink:href="Pictures/10000000000000190000001A9EA3D8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3)</text:p>
          </draw:text-box>
        </draw:frame>
        <draw:frame presentation:style-name="pr5" draw:layer="layout" svg:width="25.198cm" svg:height="20.367cm" svg:x="2.4cm" svg:y="5.4cm" presentation:class="outline" presentation:user-transformed="true">
          <draw:text-box>
            <text:list text:style-name="L2">
              <text:list-item>
                <text:p>MNIST</text:p>
                <text:p text:style-name="P8">0<text:tab/><text:tab/><text:tab/><text:tab/><text:span text:style-name="T12">28 </text:span><text:span text:style-name="T13">(12)</text:span><text:tab/><text:tab/><text:tab/>5<text:tab/><text:tab/><text:tab/> <text:span text:style-name="T12">33 </text:span><text:span text:style-name="T13">(15)</text:span></text:p>
                <text:p text:style-name="P8">1<text:tab/><text:tab/><text:tab/><text:tab/><text:span text:style-name="T12">24 <text:s/></text:span><text:span text:style-name="T13">(6)</text:span><text:span text:style-name="T13"><text:tab/></text:span><text:tab/><text:tab/>6<text:tab/><text:tab/><text:tab/> <text:span text:style-name="T12">35 </text:span><text:span text:style-name="T13">(18)</text:span> </text:p>
                <text:p text:style-name="P8">2<text:tab/><text:tab/><text:tab/><text:tab/><text:span text:style-name="T12">32 </text:span><text:span text:style-name="T13">(14)</text:span><text:span text:style-name="T13"><text:tab/></text:span><text:span text:style-name="T13"><text:tab/></text:span><text:span text:style-name="T13"><text:tab/></text:span>7<text:tab/><text:tab/><text:tab/> <text:span text:style-name="T12">25 </text:span><text:span text:style-name="T13">(14)</text:span></text:p>
                <text:p text:style-name="P8">3<text:tab/><text:tab/><text:tab/><text:tab/><text:span text:style-name="T12">32 </text:span><text:span text:style-name="T13">(15)</text:span><text:span text:style-name="T13"><text:tab/></text:span><text:span text:style-name="T13"><text:tab/></text:span><text:tab/>8<text:tab/><text:tab/><text:tab/> <text:span text:style-name="T12">25 </text:span><text:span text:style-name="T13">(15)</text:span></text:p>
                <text:p text:style-name="P8">4<text:tab/><text:tab/><text:tab/><text:tab/><text:span text:style-name="T12">31 </text:span>(13)<text:tab/><text:tab/><text:tab/>9<text:tab/><text:tab/><text:tab/> <text:span text:style-name="T12">26 </text:span><text:span text:style-name="T13">(15)</text:span></text:p>
                <text:p/>
                <text:p/>
              </text:list-item>
            </text:list>
          </draw:text-box>
        </draw:frame>
        <draw:frame draw:style-name="gr8" draw:text-style-name="P6" draw:layer="layout" svg:width="2.331cm" svg:height="2.413cm" svg:x="5.169cm" svg:y="6.687cm">
          <draw:image xlink:href="Pictures/10000000000000320000002F7D28A4CF.png" xlink:type="simple" xlink:show="embed" xlink:actuate="onLoad">
            <text:p/>
          </draw:image>
        </draw:frame>
        <draw:frame draw:style-name="gr8" draw:text-style-name="P6" draw:layer="layout" svg:width="2.323cm" svg:height="2.395cm" svg:x="5.177cm" svg:y="9.205cm">
          <draw:image xlink:href="Pictures/10000000000000310000002D878D08BC.png" xlink:type="simple" xlink:show="embed" xlink:actuate="onLoad">
            <text:p/>
          </draw:image>
        </draw:frame>
        <draw:frame draw:style-name="gr8" draw:text-style-name="P6" draw:layer="layout" svg:width="2.192cm" svg:height="2.392cm" svg:x="5.308cm" svg:y="11.808cm">
          <draw:image xlink:href="Pictures/100000000000002D0000002D4B44EEFC.png" xlink:type="simple" xlink:show="embed" xlink:actuate="onLoad">
            <text:p/>
          </draw:image>
        </draw:frame>
        <draw:frame draw:style-name="gr8" draw:text-style-name="P6" draw:layer="layout" svg:width="2.192cm" svg:height="2.2cm" svg:x="5.408cm" svg:y="14.3cm">
          <draw:image xlink:href="Pictures/100000000000002F0000002DA1E2E2C7.png" xlink:type="simple" xlink:show="embed" xlink:actuate="onLoad">
            <text:p/>
          </draw:image>
        </draw:frame>
        <draw:frame draw:style-name="gr8" draw:text-style-name="P6" draw:layer="layout" svg:width="2.285cm" svg:height="2.404cm" svg:x="5.508cm" svg:y="16.596cm">
          <draw:image xlink:href="Pictures/100000000000002E0000002E4CFD217B.png" xlink:type="simple" xlink:show="embed" xlink:actuate="onLoad">
            <text:p/>
          </draw:image>
        </draw:frame>
        <draw:frame draw:style-name="gr8" draw:text-style-name="P6" draw:layer="layout" svg:width="2.103cm" svg:height="2.404cm" svg:x="16.197cm" svg:y="6.4cm">
          <draw:image xlink:href="Pictures/10000000000000300000002E2DFF8C78.png" xlink:type="simple" xlink:show="embed" xlink:actuate="onLoad">
            <text:p/>
          </draw:image>
        </draw:frame>
        <draw:frame draw:style-name="gr8" draw:text-style-name="P6" draw:layer="layout" svg:width="2.3cm" svg:height="2.4cm" svg:x="16.1cm" svg:y="9.1cm">
          <draw:image xlink:href="Pictures/100000000000002D0000002D6782083F.png" xlink:type="simple" xlink:show="embed" xlink:actuate="onLoad">
            <text:p/>
          </draw:image>
        </draw:frame>
        <draw:frame draw:style-name="gr8" draw:text-style-name="P6" draw:layer="layout" svg:width="2.285cm" svg:height="2.387cm" svg:x="16.1cm" svg:y="11.813cm">
          <draw:image xlink:href="Pictures/100000000000002E0000002CE0890DAD.png" xlink:type="simple" xlink:show="embed" xlink:actuate="onLoad">
            <text:p/>
          </draw:image>
        </draw:frame>
        <draw:frame draw:style-name="gr8" draw:text-style-name="P6" draw:layer="layout" svg:width="2.303cm" svg:height="2.395cm" svg:x="16.197cm" svg:y="14.405cm">
          <draw:image xlink:href="Pictures/10000000000000300000002D186124CD.png" xlink:type="simple" xlink:show="embed" xlink:actuate="onLoad">
            <text:p/>
          </draw:image>
        </draw:frame>
        <draw:frame draw:style-name="gr8" draw:text-style-name="P6" draw:layer="layout" svg:width="2.294cm" svg:height="2.195cm" svg:x="16.2cm" svg:y="16.9cm">
          <draw:image xlink:href="Pictures/100000000000002F0000002D5417AE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4)</text:p>
          </draw:text-box>
        </draw:frame>
        <draw:frame presentation:style-name="pr5" draw:layer="layout" svg:width="25.198cm" svg:height="20.367cm" svg:x="2.4cm" svg:y="5.4cm" presentation:class="outline" presentation:user-transformed="true">
          <draw:text-box>
            <text:list text:style-name="L2">
              <text:list-item>
                <text:p>The Ideal Images found by Gradient Descent: <text:a xlink:href="../IDSIA1/1_demo/demo.bat">Dem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Conclusions</text:p>
          </draw:text-box>
        </draw:frame>
        <draw:frame presentation:style-name="pr5" draw:layer="layout" svg:width="25.198cm" svg:height="20.367cm" svg:x="2.4cm" svg:y="5.4cm" presentation:class="outline" presentation:user-transformed="true">
          <draw:text-box>
            <text:list text:style-name="L2">
              <text:list-header>
                <text:p>Gradient Descent works well</text:p>
              </text:list-header>
              <text:list-item>
                <text:p>it allows to see what a network has learnt</text:p>
              </text:list-item>
              <text:list-item>
                <text:p>It can also be used to see what activates internal maps in the network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Further Work</text:p>
          </draw:text-box>
        </draw:frame>
        <draw:frame presentation:style-name="pr5" draw:layer="layout" svg:width="25.198cm" svg:height="20.367cm" svg:x="2.4cm" svg:y="5.4cm" presentation:class="outline" presentation:user-transformed="true">
          <draw:text-box>
            <text:list text:style-name="L2">
              <text:list-header>
                <text:p>Other approaches:</text:p>
              </text:list-header>
              <text:list-item>
                <text:p>Deconvolution</text:p>
              </text:list-item>
              <text:list-item>
                <text:p>GAN</text:p>
              </text:list-item>
              <text:list-item>
                <text:p>Occlusion Theory</text:p>
              </text:list-item>
              <text:list-item>
                <text:p>Adversarial Examples</text:p>
                <text:p>...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ttere_20_di_20_numerazione" style:display-name="Carattere di numerazione" style:family="graphic">
      <style:paragraph-properties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32cm" svg:x="1cm" svg:y="3.106cm"/>
      <draw:page-thumbnail draw:layer="backgroundobjects" svg:width="8.999cm" svg:height="6.332cm" svg:x="1cm" svg:y="11.682cm"/>
      <draw:page-thumbnail draw:layer="backgroundobjects" svg:width="8.999cm" svg:height="6.332cm" svg:x="1cm" svg:y="20.258cm"/>
      <draw:page-thumbnail draw:layer="backgroundobjects" svg:width="8.999cm" svg:height="6.332cm" svg:x="11cm" svg:y="3.106cm"/>
      <draw:page-thumbnail draw:layer="backgroundobjects" svg:width="8.999cm" svg:height="6.332cm" svg:x="11cm" svg:y="11.682cm"/>
      <draw:page-thumbnail draw:layer="backgroundobjects" svg:width="8.999cm" svg:height="6.332cm" svg:x="11cm" svg:y="20.258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8cm" svg:height="3.505cm" svg:x="1.4cm" svg:y="0.835cm" presentation:class="title" presentation:placeholder="true">
        <draw:text-box/>
      </draw:frame>
      <draw:frame presentation:style-name="Predefinito-outline1" draw:layer="backgroundobjects" svg:width="25.198cm" svg:height="13.86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rizio </meta:initial-creator>
    <meta:creation-date>2017-08-29T22:08:30.67</meta:creation-date>
    <meta:editing-duration>P1DT9H29M42S</meta:editing-duration>
    <meta:editing-cycles>262</meta:editing-cycles>
    <dc:date>2017-12-21T02:10:53.67</dc:date>
    <dc:creator>Fabrizio </dc:creator>
    <meta:generator>OpenOffice/4.1.3$Win32 OpenOffice.org_project/413m1$Build-9783</meta:generator>
    <meta:document-statistic meta:object-count="84"/>
  </office:meta>
</office:document-meta>
</file>

<file path=Object 1/content.xml><?xml version="1.0" encoding="utf-8"?>
<math xmlns="http://www.w3.org/1998/Math/MathML">
  <semantics>
    <mrow>
      <mfrac>
        <msup>
          <mi>e</mi>
          <mn>5</mn>
        </msup>
        <mrow>
          <mo stretchy="false">(</mo>
          <mrow>
            <mrow>
              <msup>
                <mi>e</mi>
                <mn>5</mn>
              </msup>
              <mo stretchy="false">+</mo>
              <msup>
                <mi>e</mi>
                <mn>1</mn>
              </msup>
            </mrow>
          </mrow>
          <mo stretchy="false">)</mo>
        </mrow>
      </mfrac>
    </mrow>
    <annotation encoding="StarMath 5.0">e^5 over(e^5+e^1)</annotation>
  </semantics>
</math>
</file>

<file path=Object 2/content.xml><?xml version="1.0" encoding="utf-8"?>
<math xmlns="http://www.w3.org/1998/Math/MathML">
  <semantics>
    <mrow>
      <mfrac>
        <msup>
          <mi>e</mi>
          <mn>1</mn>
        </msup>
        <mrow>
          <mo stretchy="false">(</mo>
          <mrow>
            <mrow>
              <msup>
                <mi>e</mi>
                <mn>5</mn>
              </msup>
              <mo stretchy="false">+</mo>
              <msup>
                <mi>e</mi>
                <mn>1</mn>
              </msup>
            </mrow>
          </mrow>
          <mo stretchy="false">)</mo>
        </mrow>
      </mfrac>
    </mrow>
    <annotation encoding="StarMath 5.0">e^1 over(e^5+e^1)</annotation>
  </semantics>
</math>
</file>